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roya">
            <text:p>Soroya</text:p>
          </table:table-cell>
          <table:table-cell office:value-type="string" office:value="radiocarbon">
            <text:p>radiocarbon</text:p>
          </table:table-cell>
          <table:table-cell office:value-type="string" office:value="T-4576">
            <text:p>T-4576</text:p>
          </table:table-cell>
          <table:table-cell office:value-type="float" office:value="70.7608386520406">
            <text:p>70.7608386520406</text:p>
          </table:table-cell>
          <table:table-cell office:value-type="float" office:value="23.1121953329166">
            <text:p>23.1121953329166</text:p>
          </table:table-cell>
          <table:table-cell office:value-type="float" office:value="3840.0">
            <text:p>3840.0</text:p>
          </table:table-cell>
          <table:table-cell office:value-type="float" office:value="60.0">
            <text:p>60.0</text:p>
          </table:table-cell>
          <table:table-cell office:value-type="string" office:value="charcoal">
            <text:p>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9.05">
            <text:p>9.05</text:p>
          </table:table-cell>
          <table:table-cell office:value-type="float" office:value="1.13">
            <text:p>1.13</text:p>
          </table:table-cell>
          <table:table-cell office:value-type="float" office:value="1.1280279159948794">
            <text:p>1.1280279159948794</text:p>
          </table:table-cell>
          <table:table-cell office:value-type="string" office:value="Andreassen1985,Moller1987,CreelEtal2022">
            <text:p>Andreassen1985,Moller1987,CreelEtal2022</text:p>
          </table:table-cell>
        </table:table-row>
        <table:table-row>
          <table:table-cell office:value-type="string" office:value="Soroya">
            <text:p>Soroya</text:p>
          </table:table-cell>
          <table:table-cell office:value-type="string" office:value="radiocarbon">
            <text:p>radiocarbon</text:p>
          </table:table-cell>
          <table:table-cell office:value-type="string" office:value="T-5131">
            <text:p>T-5131</text:p>
          </table:table-cell>
          <table:table-cell office:value-type="float" office:value="70.7164218964449">
            <text:p>70.7164218964449</text:p>
          </table:table-cell>
          <table:table-cell office:value-type="float" office:value="23.2923513387845">
            <text:p>23.2923513387845</text:p>
          </table:table-cell>
          <table:table-cell office:value-type="float" office:value="4150.0">
            <text:p>4150.0</text:p>
          </table:table-cell>
          <table:table-cell office:value-type="float" office:value="160.0">
            <text:p>160.0</text:p>
          </table:table-cell>
          <table:table-cell office:value-type="string" office:value="fishbone">
            <text:p>fish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0.1">
            <text:p>10.1</text:p>
          </table:table-cell>
          <table:table-cell office:value-type="float" office:value="1.18">
            <text:p>1.18</text:p>
          </table:table-cell>
          <table:table-cell office:value-type="float" office:value="1.1753051624646635">
            <text:p>1.1753051624646635</text:p>
          </table:table-cell>
          <table:table-cell office:value-type="string" office:value="Andreassen1985,Moller1987,CreelEtal2022">
            <text:p>Andreassen1985,Moller1987,CreelEtal2022</text:p>
          </table:table-cell>
        </table:table-row>
        <table:table-row>
          <table:table-cell office:value-type="string" office:value="Soroya">
            <text:p>Soroya</text:p>
          </table:table-cell>
          <table:table-cell office:value-type="string" office:value="radiocarbon">
            <text:p>radiocarbon</text:p>
          </table:table-cell>
          <table:table-cell office:value-type="string" office:value="Tra-404">
            <text:p>Tra-404</text:p>
          </table:table-cell>
          <table:table-cell office:value-type="float" office:value="70.6167">
            <text:p>70.6167</text:p>
          </table:table-cell>
          <table:table-cell office:value-type="float" office:value="22.72">
            <text:p>22.72</text:p>
          </table:table-cell>
          <table:table-cell office:value-type="float" office:value="7238.0">
            <text:p>7238.0</text:p>
          </table:table-cell>
          <table:table-cell office:value-type="float" office:value="42.0">
            <text:p>42.0</text:p>
          </table:table-cell>
          <table:table-cell office:value-type="string" office:value="Terrestrial plant remains">
            <text:p>Terrestrial 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1.03">
            <text:p>11.03</text:p>
          </table:table-cell>
          <table:table-cell office:value-type="float" office:value="1.3">
            <text:p>1.3</text:p>
          </table:table-cell>
          <table:table-cell office:value-type="float" office:value="1.2974922259354762">
            <text:p>1.2974922259354762</text:p>
          </table:table-cell>
          <table:table-cell office:value-type="string" office:value="RomundsetEtal2011,CreelEtal2022">
            <text:p>RomundsetEtal2011,CreelEtal2022</text:p>
          </table:table-cell>
        </table:table-row>
        <table:table-row>
          <table:table-cell office:value-type="string" office:value="Soroya">
            <text:p>Soroya</text:p>
          </table:table-cell>
          <table:table-cell office:value-type="string" office:value="radiocarbon">
            <text:p>radiocarbon</text:p>
          </table:table-cell>
          <table:table-cell office:value-type="string" office:value="T-4339">
            <text:p>T-4339</text:p>
          </table:table-cell>
          <table:table-cell office:value-type="float" office:value="70.7164218964449">
            <text:p>70.7164218964449</text:p>
          </table:table-cell>
          <table:table-cell office:value-type="float" office:value="23.2923513387845">
            <text:p>23.2923513387845</text:p>
          </table:table-cell>
          <table:table-cell office:value-type="float" office:value="4950.0">
            <text:p>4950.0</text:p>
          </table:table-cell>
          <table:table-cell office:value-type="float" office:value="200.0">
            <text:p>200.0</text:p>
          </table:table-cell>
          <table:table-cell office:value-type="string" office:value="charcoal">
            <text:p>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0.1">
            <text:p>10.1</text:p>
          </table:table-cell>
          <table:table-cell office:value-type="float" office:value="1.18">
            <text:p>1.18</text:p>
          </table:table-cell>
          <table:table-cell office:value-type="float" office:value="1.1753051624646635">
            <text:p>1.1753051624646635</text:p>
          </table:table-cell>
          <table:table-cell office:value-type="string" office:value="Andreassen1985,Moller1987,CreelEtal2022">
            <text:p>Andreassen1985,Moller1987,CreelEtal2022</text:p>
          </table:table-cell>
        </table:table-row>
        <table:table-row>
          <table:table-cell office:value-type="string" office:value="Soroya">
            <text:p>Soroya</text:p>
          </table:table-cell>
          <table:table-cell office:value-type="string" office:value="radiocarbon">
            <text:p>radiocarbon</text:p>
          </table:table-cell>
          <table:table-cell office:value-type="string" office:value="T-4113">
            <text:p>T-4113</text:p>
          </table:table-cell>
          <table:table-cell office:value-type="float" office:value="70.7164218964449">
            <text:p>70.7164218964449</text:p>
          </table:table-cell>
          <table:table-cell office:value-type="float" office:value="23.2923513387845">
            <text:p>23.2923513387845</text:p>
          </table:table-cell>
          <table:table-cell office:value-type="float" office:value="7550.0">
            <text:p>7550.0</text:p>
          </table:table-cell>
          <table:table-cell office:value-type="float" office:value="130.0">
            <text:p>130.0</text:p>
          </table:table-cell>
          <table:table-cell office:value-type="string" office:value="charcoal">
            <text:p>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1.1">
            <text:p>11.1</text:p>
          </table:table-cell>
          <table:table-cell office:value-type="float" office:value="1.18">
            <text:p>1.18</text:p>
          </table:table-cell>
          <table:table-cell office:value-type="float" office:value="1.1804498510427668">
            <text:p>1.1804498510427668</text:p>
          </table:table-cell>
          <table:table-cell office:value-type="string" office:value="Andreassen1985,Moller1987,CreelEtal2022">
            <text:p>Andreassen1985,Moller1987,CreelEtal2022</text:p>
          </table:table-cell>
        </table:table-row>
        <table:table-row>
          <table:table-cell office:value-type="string" office:value="Soroya">
            <text:p>Soroya</text:p>
          </table:table-cell>
          <table:table-cell office:value-type="string" office:value="radiocarbon">
            <text:p>radiocarbon</text:p>
          </table:table-cell>
          <table:table-cell office:value-type="string" office:value="T-4114">
            <text:p>T-4114</text:p>
          </table:table-cell>
          <table:table-cell office:value-type="float" office:value="70.7164218964449">
            <text:p>70.7164218964449</text:p>
          </table:table-cell>
          <table:table-cell office:value-type="float" office:value="23.2923513387845">
            <text:p>23.2923513387845</text:p>
          </table:table-cell>
          <table:table-cell office:value-type="float" office:value="4110.0">
            <text:p>4110.0</text:p>
          </table:table-cell>
          <table:table-cell office:value-type="float" office:value="210.0">
            <text:p>210.0</text:p>
          </table:table-cell>
          <table:table-cell office:value-type="string" office:value="charcoal">
            <text:p>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2.6">
            <text:p>12.6</text:p>
          </table:table-cell>
          <table:table-cell office:value-type="float" office:value="1.19">
            <text:p>1.19</text:p>
          </table:table-cell>
          <table:table-cell office:value-type="float" office:value="1.188282916519922">
            <text:p>1.188282916519922</text:p>
          </table:table-cell>
          <table:table-cell office:value-type="string" office:value="Andreassen1985,Moller1987,CreelEtal2022">
            <text:p>Andreassen1985,Moller1987,CreelEtal2022</text:p>
          </table:table-cell>
        </table:table-row>
        <table:table-row>
          <table:table-cell office:value-type="string" office:value="Soroya">
            <text:p>Soroya</text:p>
          </table:table-cell>
          <table:table-cell office:value-type="string" office:value="radiocarbon">
            <text:p>radiocarbon</text:p>
          </table:table-cell>
          <table:table-cell office:value-type="string" office:value="T-4575">
            <text:p>T-4575</text:p>
          </table:table-cell>
          <table:table-cell office:value-type="float" office:value="70.7608386520406">
            <text:p>70.7608386520406</text:p>
          </table:table-cell>
          <table:table-cell office:value-type="float" office:value="23.1121953329166">
            <text:p>23.1121953329166</text:p>
          </table:table-cell>
          <table:table-cell office:value-type="float" office:value="2830.0">
            <text:p>2830.0</text:p>
          </table:table-cell>
          <table:table-cell office:value-type="float" office:value="40.0">
            <text:p>40.0</text:p>
          </table:table-cell>
          <table:table-cell office:value-type="string" office:value="charcoal">
            <text:p>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7.05">
            <text:p>7.05</text:p>
          </table:table-cell>
          <table:table-cell office:value-type="float" office:value="1.13">
            <text:p>1.13</text:p>
          </table:table-cell>
          <table:table-cell office:value-type="float" office:value="1.1280279159948794">
            <text:p>1.1280279159948794</text:p>
          </table:table-cell>
          <table:table-cell office:value-type="string" office:value="Andreassen1985,Moller1987,CreelEtal2022">
            <text:p>Andreassen1985,Moller1987,CreelEtal2022</text:p>
          </table:table-cell>
        </table:table-row>
        <table:table-row>
          <table:table-cell office:value-type="string" office:value="Soroya">
            <text:p>Soroya</text:p>
          </table:table-cell>
          <table:table-cell office:value-type="string" office:value="radiocarbon">
            <text:p>radiocarbon</text:p>
          </table:table-cell>
          <table:table-cell office:value-type="string" office:value="TUa-7108">
            <text:p>TUa-7108</text:p>
          </table:table-cell>
          <table:table-cell office:value-type="float" office:value="70.6167">
            <text:p>70.6167</text:p>
          </table:table-cell>
          <table:table-cell office:value-type="float" office:value="22.72">
            <text:p>22.72</text:p>
          </table:table-cell>
          <table:table-cell office:value-type="float" office:value="7238.0">
            <text:p>7238.0</text:p>
          </table:table-cell>
          <table:table-cell office:value-type="float" office:value="42.0">
            <text:p>42.0</text:p>
          </table:table-cell>
          <table:table-cell office:value-type="string" office:value="Juniper twig with bark">
            <text:p>Juniper twig with bark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1.03">
            <text:p>11.03</text:p>
          </table:table-cell>
          <table:table-cell office:value-type="float" office:value="1.3">
            <text:p>1.3</text:p>
          </table:table-cell>
          <table:table-cell office:value-type="float" office:value="1.2974922259354762">
            <text:p>1.2974922259354762</text:p>
          </table:table-cell>
          <table:table-cell office:value-type="string" office:value="RomundsetEtal2011,CreelEtal2022">
            <text:p>RomundsetEtal2011,CreelEtal2022</text:p>
          </table:table-cell>
        </table:table-row>
        <table:table-row>
          <table:table-cell office:value-type="string" office:value="Soroya">
            <text:p>Soroya</text:p>
          </table:table-cell>
          <table:table-cell office:value-type="string" office:value="radiocarbon">
            <text:p>radiocarbon</text:p>
          </table:table-cell>
          <table:table-cell office:value-type="string" office:value="T-183">
            <text:p>T-183</text:p>
          </table:table-cell>
          <table:table-cell office:value-type="float" office:value="70.6166">
            <text:p>70.6166</text:p>
          </table:table-cell>
          <table:table-cell office:value-type="float" office:value="22.715175">
            <text:p>22.715175</text:p>
          </table:table-cell>
          <table:table-cell office:value-type="float" office:value="5700.0">
            <text:p>5700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9.78">
            <text:p>9.78</text:p>
          </table:table-cell>
          <table:table-cell office:value-type="float" office:value="1.14">
            <text:p>1.14</text:p>
          </table:table-cell>
          <table:table-cell office:value-type="float" office:value="1.1413020058831944">
            <text:p>1.1413020058831944</text:p>
          </table:table-cell>
          <table:table-cell office:value-type="string" office:value="Marthinussen1962,CreelEtal2022">
            <text:p>Marthinussen1962,CreelEtal2022</text:p>
          </table:table-cell>
        </table:table-row>
        <table:table-row>
          <table:table-cell office:value-type="string" office:value="Soroya">
            <text:p>Soroya</text:p>
          </table:table-cell>
          <table:table-cell office:value-type="string" office:value="radiocarbon">
            <text:p>radiocarbon</text:p>
          </table:table-cell>
          <table:table-cell office:value-type="string" office:value="T-4848">
            <text:p>T-4848</text:p>
          </table:table-cell>
          <table:table-cell office:value-type="float" office:value="70.7164218964449">
            <text:p>70.7164218964449</text:p>
          </table:table-cell>
          <table:table-cell office:value-type="float" office:value="23.2923513387845">
            <text:p>23.2923513387845</text:p>
          </table:table-cell>
          <table:table-cell office:value-type="float" office:value="3190.0">
            <text:p>3190.0</text:p>
          </table:table-cell>
          <table:table-cell office:value-type="float" office:value="90.0">
            <text:p>90.0</text:p>
          </table:table-cell>
          <table:table-cell office:value-type="string" office:value="charcoal">
            <text:p>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6">
            <text:p>8.6</text:p>
          </table:table-cell>
          <table:table-cell office:value-type="float" office:value="1.13">
            <text:p>1.13</text:p>
          </table:table-cell>
          <table:table-cell office:value-type="float" office:value="1.1270153979991049">
            <text:p>1.1270153979991049</text:p>
          </table:table-cell>
          <table:table-cell office:value-type="string" office:value="Andreassen1985,Moller1987,CreelEtal2022">
            <text:p>Andreassen1985,Moller1987,CreelEtal2022</text:p>
          </table:table-cell>
        </table:table-row>
        <table:table-row>
          <table:table-cell office:value-type="string" office:value="Soroya">
            <text:p>Soroya</text:p>
          </table:table-cell>
          <table:table-cell office:value-type="string" office:value="radiocarbon">
            <text:p>radiocarbon</text:p>
          </table:table-cell>
          <table:table-cell office:value-type="string" office:value="T-4336">
            <text:p>T-4336</text:p>
          </table:table-cell>
          <table:table-cell office:value-type="float" office:value="70.7164218964449">
            <text:p>70.7164218964449</text:p>
          </table:table-cell>
          <table:table-cell office:value-type="float" office:value="23.2923513387845">
            <text:p>23.2923513387845</text:p>
          </table:table-cell>
          <table:table-cell office:value-type="float" office:value="4270.0">
            <text:p>4270.0</text:p>
          </table:table-cell>
          <table:table-cell office:value-type="float" office:value="90.0">
            <text:p>90.0</text:p>
          </table:table-cell>
          <table:table-cell office:value-type="string" office:value="charcoal">
            <text:p>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1.1">
            <text:p>11.1</text:p>
          </table:table-cell>
          <table:table-cell office:value-type="float" office:value="1.18">
            <text:p>1.18</text:p>
          </table:table-cell>
          <table:table-cell office:value-type="float" office:value="1.1804498510427668">
            <text:p>1.1804498510427668</text:p>
          </table:table-cell>
          <table:table-cell office:value-type="string" office:value="Andreassen1985,Moller1987,CreelEtal2022">
            <text:p>Andreassen1985,Moller1987,CreelEtal2022</text:p>
          </table:table-cell>
        </table:table-row>
        <table:table-row>
          <table:table-cell office:value-type="string" office:value="Soroya">
            <text:p>Soroya</text:p>
          </table:table-cell>
          <table:table-cell office:value-type="string" office:value="radiocarbon">
            <text:p>radiocarbon</text:p>
          </table:table-cell>
          <table:table-cell office:value-type="string" office:value="TUa-7106">
            <text:p>TUa-7106</text:p>
          </table:table-cell>
          <table:table-cell office:value-type="float" office:value="70.6167">
            <text:p>70.6167</text:p>
          </table:table-cell>
          <table:table-cell office:value-type="float" office:value="22.72">
            <text:p>22.72</text:p>
          </table:table-cell>
          <table:table-cell office:value-type="float" office:value="5689.0">
            <text:p>5689.0</text:p>
          </table:table-cell>
          <table:table-cell office:value-type="float" office:value="35.0">
            <text:p>35.0</text:p>
          </table:table-cell>
          <table:table-cell office:value-type="string" office:value="Piece of Betula twig">
            <text:p>Piece of Betula twig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1.03">
            <text:p>11.03</text:p>
          </table:table-cell>
          <table:table-cell office:value-type="float" office:value="1.3">
            <text:p>1.3</text:p>
          </table:table-cell>
          <table:table-cell office:value-type="float" office:value="1.2974922259354762">
            <text:p>1.2974922259354762</text:p>
          </table:table-cell>
          <table:table-cell office:value-type="string" office:value="RomundsetEtal2011,CreelEtal2022">
            <text:p>RomundsetEtal2011,CreelEtal2022</text:p>
          </table:table-cell>
        </table:table-row>
        <table:table-row>
          <table:table-cell office:value-type="string" office:value="Soroya">
            <text:p>Soroya</text:p>
          </table:table-cell>
          <table:table-cell office:value-type="string" office:value="radiocarbon">
            <text:p>radiocarbon</text:p>
          </table:table-cell>
          <table:table-cell office:value-type="string" office:value="TUa-7103">
            <text:p>TUa-7103</text:p>
          </table:table-cell>
          <table:table-cell office:value-type="float" office:value="70.5633">
            <text:p>70.5633</text:p>
          </table:table-cell>
          <table:table-cell office:value-type="float" office:value="22.63">
            <text:p>22.63</text:p>
          </table:table-cell>
          <table:table-cell office:value-type="float" office:value="9719.0">
            <text:p>9719.0</text:p>
          </table:table-cell>
          <table:table-cell office:value-type="float" office:value="53.0">
            <text:p>53.0</text:p>
          </table:table-cell>
          <table:table-cell office:value-type="string" office:value="drepanocladus leaved stems">
            <text:p>drepanocladus leaved stem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7.02">
            <text:p>17.02</text:p>
          </table:table-cell>
          <table:table-cell office:value-type="float" office:value="1.3">
            <text:p>1.3</text:p>
          </table:table-cell>
          <table:table-cell office:value-type="float" office:value="1.295261911464333">
            <text:p>1.295261911464333</text:p>
          </table:table-cell>
          <table:table-cell office:value-type="string" office:value="RomundsetEtal2011,CreelEtal2022">
            <text:p>RomundsetEtal2011,CreelEtal2022</text:p>
          </table:table-cell>
        </table:table-row>
        <table:table-row>
          <table:table-cell office:value-type="string" office:value="Soroya">
            <text:p>Soroya</text:p>
          </table:table-cell>
          <table:table-cell office:value-type="string" office:value="radiocarbon">
            <text:p>radiocarbon</text:p>
          </table:table-cell>
          <table:table-cell office:value-type="string" office:value="T-184">
            <text:p>T-184</text:p>
          </table:table-cell>
          <table:table-cell office:value-type="float" office:value="70.6166">
            <text:p>70.6166</text:p>
          </table:table-cell>
          <table:table-cell office:value-type="float" office:value="22.715175">
            <text:p>22.715175</text:p>
          </table:table-cell>
          <table:table-cell office:value-type="float" office:value="5500.0">
            <text:p>5500.0</text:p>
          </table:table-cell>
          <table:table-cell office:value-type="float" office:value="150.0">
            <text:p>150.0</text:p>
          </table:table-cell>
          <table:table-cell office:value-type="string" office:value="picea">
            <text:p>picea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9.78">
            <text:p>9.78</text:p>
          </table:table-cell>
          <table:table-cell office:value-type="float" office:value="1.14">
            <text:p>1.14</text:p>
          </table:table-cell>
          <table:table-cell office:value-type="float" office:value="1.1413020058831944">
            <text:p>1.1413020058831944</text:p>
          </table:table-cell>
          <table:table-cell office:value-type="string" office:value="Marthinussen1962,CreelEtal2022">
            <text:p>Marthinussen1962,CreelEtal2022</text:p>
          </table:table-cell>
        </table:table-row>
        <table:table-row>
          <table:table-cell office:value-type="string" office:value="Soroya">
            <text:p>Soroya</text:p>
          </table:table-cell>
          <table:table-cell office:value-type="string" office:value="radiocarbon">
            <text:p>radiocarbon</text:p>
          </table:table-cell>
          <table:table-cell office:value-type="string" office:value="T-4847">
            <text:p>T-4847</text:p>
          </table:table-cell>
          <table:table-cell office:value-type="float" office:value="70.7164218964449">
            <text:p>70.7164218964449</text:p>
          </table:table-cell>
          <table:table-cell office:value-type="float" office:value="23.2923513387845">
            <text:p>23.2923513387845</text:p>
          </table:table-cell>
          <table:table-cell office:value-type="float" office:value="4160.0">
            <text:p>4160.0</text:p>
          </table:table-cell>
          <table:table-cell office:value-type="float" office:value="150.0">
            <text:p>150.0</text:p>
          </table:table-cell>
          <table:table-cell office:value-type="string" office:value="charcoal">
            <text:p>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1">
            <text:p>8.1</text:p>
          </table:table-cell>
          <table:table-cell office:value-type="float" office:value="1.13">
            <text:p>1.13</text:p>
          </table:table-cell>
          <table:table-cell office:value-type="float" office:value="1.1270153979991049">
            <text:p>1.1270153979991049</text:p>
          </table:table-cell>
          <table:table-cell office:value-type="string" office:value="Andreassen1985,Moller1987,CreelEtal2022">
            <text:p>Andreassen1985,Moller1987,CreelEtal2022</text:p>
          </table:table-cell>
        </table:table-row>
        <table:table-row>
          <table:table-cell office:value-type="string" office:value="Soroya">
            <text:p>Soroya</text:p>
          </table:table-cell>
          <table:table-cell office:value-type="string" office:value="radiocarbon">
            <text:p>radiocarbon</text:p>
          </table:table-cell>
          <table:table-cell office:value-type="string" office:value="T-4577">
            <text:p>T-4577</text:p>
          </table:table-cell>
          <table:table-cell office:value-type="float" office:value="70.7608386520406">
            <text:p>70.7608386520406</text:p>
          </table:table-cell>
          <table:table-cell office:value-type="float" office:value="23.1121953329166">
            <text:p>23.1121953329166</text:p>
          </table:table-cell>
          <table:table-cell office:value-type="float" office:value="3560.0">
            <text:p>3560.0</text:p>
          </table:table-cell>
          <table:table-cell office:value-type="float" office:value="70.0">
            <text:p>70.0</text:p>
          </table:table-cell>
          <table:table-cell office:value-type="string" office:value="charcoal">
            <text:p>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7.55">
            <text:p>7.55</text:p>
          </table:table-cell>
          <table:table-cell office:value-type="float" office:value="1.13">
            <text:p>1.13</text:p>
          </table:table-cell>
          <table:table-cell office:value-type="float" office:value="1.1280279159948794">
            <text:p>1.1280279159948794</text:p>
          </table:table-cell>
          <table:table-cell office:value-type="string" office:value="Andreassen1985,Moller1987,CreelEtal2022">
            <text:p>Andreassen1985,Moller1987,CreelEtal2022</text:p>
          </table:table-cell>
        </table:table-row>
        <table:table-row>
          <table:table-cell office:value-type="string" office:value="Soroya">
            <text:p>Soroya</text:p>
          </table:table-cell>
          <table:table-cell office:value-type="string" office:value="radiocarbon">
            <text:p>radiocarbon</text:p>
          </table:table-cell>
          <table:table-cell office:value-type="string" office:value="T-4338">
            <text:p>T-4338</text:p>
          </table:table-cell>
          <table:table-cell office:value-type="float" office:value="70.7164218964449">
            <text:p>70.7164218964449</text:p>
          </table:table-cell>
          <table:table-cell office:value-type="float" office:value="23.2923513387845">
            <text:p>23.2923513387845</text:p>
          </table:table-cell>
          <table:table-cell office:value-type="float" office:value="4590.0">
            <text:p>4590.0</text:p>
          </table:table-cell>
          <table:table-cell office:value-type="float" office:value="180.0">
            <text:p>180.0</text:p>
          </table:table-cell>
          <table:table-cell office:value-type="string" office:value="charcoal">
            <text:p>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0.1">
            <text:p>10.1</text:p>
          </table:table-cell>
          <table:table-cell office:value-type="float" office:value="1.18">
            <text:p>1.18</text:p>
          </table:table-cell>
          <table:table-cell office:value-type="float" office:value="1.1753051624646635">
            <text:p>1.1753051624646635</text:p>
          </table:table-cell>
          <table:table-cell office:value-type="string" office:value="Andreassen1985,Moller1987,CreelEtal2022">
            <text:p>Andreassen1985,Moller1987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